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63cm" fo:min-width="2.895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63cm" fo:min-width="2.895cm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  <style:text-properties fo:font-weight="normal"/>
    </style:style>
    <style:style style:name="P2" style:family="paragraph">
      <loext:graphic-properties draw:fill-color="#eeeeee"/>
      <style:paragraph-properties fo:text-align="center"/>
      <style:text-properties style:font-name="Arial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/>
      <style:text-properties style:font-name="Arial" fo:font-size="6pt" fo:font-weight="normal" style:font-size-asian="8pt" style:font-size-complex="8pt"/>
    </style:style>
    <style:style style:name="P4" style:family="paragraph">
      <style:text-properties style:font-name="Arial" fo:font-size="8pt" style:font-size-asian="8pt" style:font-size-complex="8pt"/>
    </style:style>
    <style:style style:name="P5" style:family="paragraph">
      <loext:graphic-properties draw:fill="none" draw:fill-color="#ffffff"/>
      <style:text-properties style:font-name="Arial" fo:font-size="8pt" style:font-size-asian="8pt" style:font-size-complex="8pt"/>
    </style:style>
    <style:style style:name="T1" style:family="text">
      <style:text-properties style:font-name="Arial" fo:font-size="6pt" style:font-size-asian="8pt" style:font-size-complex="8pt"/>
    </style:style>
    <style:style style:name="T2" style:family="text">
      <style:text-properties style:font-name="Arial" fo:font-size="6pt" fo:font-weight="normal" style:font-size-asian="8pt" style:font-size-complex="8pt"/>
    </style:style>
    <style:style style:name="T3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81cm" svg:x="0.936cm" svg:y="5.105cm">
          <text:p text:style-name="P1"><text:span text:style-name="T1">Image (3 x 32 x 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6cm" svg:y="4.705cm">
          <text:p text:style-name="P1"><text:span text:style-name="T1">3 x 3 Conv (64)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6cm" svg:y="4.305cm">
          <text:p text:style-name="P1"><text:span text:style-name="T1">3 x 3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6cm" svg:y="3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5cm" svg:y="3.505cm">
          <text:p text:style-name="P1"><text:span text:style-name="T2">3 x 3 Conv (128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2.705cm">
          <text:p text:style-name="P1"><text:span text:style-name="T1">BatchNormalization (128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3.1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5cm" svg:y="2.305cm">
          <text:p text:style-name="P1"><text:span text:style-name="T2">3 x 3 Conv (256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6cm" svg:y="1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1.504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4cm" svg:y="1.102cm">
          <text:p text:style-name="P1"><text:span text:style-name="T2">FC (128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0.702cm">
          <text:p text:style-name="P1"><text:span text:style-name="T2">FC (10), Soft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5.105cm">
          <text:p text:style-name="P1"><text:span text:style-name="T1">Image (3 x 32 x 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4.705cm">
          <text:p text:style-name="P1"><text:span text:style-name="T1">3 x 3 DConv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4.305cm">
          <text:p text:style-name="P1"><text:span text:style-name="T1">1 x 1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3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3.505cm">
          <text:p text:style-name="P1"><text:span text:style-name="T1">3 x 3 DConv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3.105cm">
          <text:p text:style-name="P1"><text:span text:style-name="T1">1 x 1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2.7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2cm" svg:y="2.305cm">
          <text:p text:style-name="P1"><text:span text:style-name="T1">BatchNormalization (6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cm" svg:y="1.5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2cm" svg:y="1.905cm">
          <text:p text:style-name="P1"><text:span text:style-name="T2">3 x 3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1.104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2cm" svg:y="0.702cm">
          <text:p text:style-name="P1"><text:span text:style-name="T2">FC (10), Softmax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78cm" svg:height="0.508cm" svg:x="1.762cm" svg:y="0.127cm">
          <draw:text-box>
            <text:p text:style-name="P4"><text:span text:style-name="T3">Model A</text:span></text:p>
          </draw:text-box>
        </draw:frame>
        <draw:frame draw:style-name="gr3" draw:text-style-name="P5" draw:layer="layout" svg:width="1.378cm" svg:height="0.508cm" svg:x="6.062cm" svg:y="0.127cm">
          <draw:text-box>
            <text:p text:style-name="P4"><text:span text:style-name="T3">Model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0:28:47.173834873</dc:date>
    <meta:editing-duration>PT2H28M18S</meta:editing-duration>
    <meta:editing-cycles>25</meta:editing-cycles>
    <meta:document-statistic meta:object-count="26"/>
  </office:meta>
</office:document-meta>
</file>